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ListboxExtensionTag.setRequiredMessage( String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Markup( String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Tip( String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Focus( String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ConverterMessage( String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ListboxExtension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lectOneListboxExtensio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idatorMessage( String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LabelWidth( String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electOneListbox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